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.749cm" fo:min-width="4.5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1.5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2.5cm" style:writing-mode="lr-tb"/>
      <style:paragraph-properties style:writing-mode="lr-tb"/>
    </style:style>
    <style:style style:name="gr4" style:family="graphic" style:parent-style-name="standard">
      <style:graphic-properties draw:stroke="dash" draw:stroke-dash="Dot" svg:stroke-linecap="butt" draw:fill="none" loext:fill-use-slide-background="false" draw:textarea-horizontal-align="justify" draw:textarea-vertical-align="middle" draw:auto-grow-height="false" fo:min-height="1.75cm" fo:min-width="5.5cm" style:writing-mode="lr-tb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0.999cm" svg:x="0.6cm" svg:y="0.1cm">
          <text:p text:style-name="P1">Univers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5cm" svg:x="0.6cm" svg:y="1.1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0.5cm" svg:x="2.6cm" svg:y="1.1cm">
          <text:p text:style-name="P1">Environmen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cm" svg:height="2cm" svg:x="0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6.2cm" fo:page-height="2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31T13:46:00.210000000</meta:creation-date>
    <dc:date>2023-10-31T13:52:46.844000000</dc:date>
    <meta:editing-duration>PT3M59S</meta:editing-duration>
    <meta:editing-cycles>2</meta:editing-cycles>
    <meta:generator>LibreOffice/7.5.4.2$Windows_X86_64 LibreOffice_project/36ccfdc35048b057fd9854c757a8b67ec53977b6</meta:generator>
    <meta:document-statistic meta:object-count="4"/>
  </office:meta>
</office:document-meta>
</file>